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WHILE Keyword</text:p>
      <text:p text:style-name="P2"><text:a xlink:type="simple" xlink:href="../DungeonCraftHelp.html">DungeonCraft Help Home</text:a></text:p>
      <text:p text:style-name="P2">The $WHILE keyword is used to repeat a group of instructions while a condition is true.</text:p>
      <text:p text:style-name="Preformatted_20_Text"><text:s text:c="2"/>$WHILE ( expression ) { statements } ; </text:p>
      <text:p text:style-name="P2">The expression is evaluated and if it does not equal the empty string then the statements are executed. <text:s/>Then the expression is evaluated again, and so on until the expression does equal the empty string, which represents 'false'. <text:s/>Example:</text:p>
      <text:p text:style-name="Preformatted_20_Text"><text:s text:c="2"/>y = 0;</text:p>
      <text:p text:style-name="Preformatted_20_Text"><text:s text:c="2"/>x = 3;</text:p>
      <text:p text:style-name="Preformatted_20_Text"><text:s text:c="2"/>$WHILE ( $NOT ( $nEQUAL ( x, 0)))</text:p>
      <text:p text:style-name="Preformatted_20_Text"><text:s text:c="2"/>{</text:p>
      <text:p text:style-name="Preformatted_20_Text"><text:s text:c="4"/>y = $nPLUS ( y, x);</text:p>
      <text:p text:style-name="Preformatted_20_Text"><text:s text:c="4"/>x = $nMinus ( x, 1);</text:p>
      <text:p text:style-name="Preformatted_20_Text"><text:s text:c="2"/>}; </text:p>
      <text:p text:style-name="P2">This example computes the sum of the integers from 1 to 3. <text:s/>When x equals zero, the loops exits and y will be equal to "6".</text:p>
      <text:p text:style-name="P2">Notice that the body of the loop must be contained in braces even if it consists of only one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28:37</meta:creation-date>
    <meta:generator>OpenOffice.org/3.2$Win32 OpenOffice.org_project/320m12$Build-9483</meta:generator>
    <meta:editing-cycles>2</meta:editing-cycles>
    <meta:editing-duration>PT00H01M38S</meta:editing-duration>
    <dc:title>$WHILE Keyword</dc:title>
    <dc:date>2010-05-09T19:22:03.18</dc:date>
    <dc:creator>Paul Stevens</dc:creator>
    <meta:document-statistic meta:table-count="0" meta:image-count="0" meta:object-count="0" meta:page-count="1" meta:paragraph-count="14" meta:word-count="143" meta:character-count="741"/>
  </office:meta>
</office:document-meta>
</file>